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c2830" officeooo:paragraph-rsid="001c2830"/>
    </style:style>
    <style:style style:name="P2" style:family="paragraph" style:parent-style-name="Text_20_body">
      <style:text-properties officeooo:rsid="001d15fd" officeooo:paragraph-rsid="001d15fd"/>
    </style:style>
    <style:style style:name="P3" style:family="paragraph" style:parent-style-name="Text_20_body" style:list-style-name="L1">
      <style:text-properties officeooo:rsid="001e094b" officeooo:paragraph-rsid="001e094b"/>
    </style:style>
    <style:style style:name="P4" style:family="paragraph" style:parent-style-name="Text_20_body">
      <style:text-properties officeooo:rsid="001f452d" officeooo:paragraph-rsid="001f452d"/>
    </style:style>
    <style:style style:name="P5" style:family="paragraph" style:parent-style-name="Text_20_body" style:list-style-name="L2">
      <style:text-properties officeooo:rsid="001f452d" officeooo:paragraph-rsid="001f452d"/>
    </style:style>
    <style:style style:name="P6" style:family="paragraph" style:parent-style-name="Title">
      <style:text-properties officeooo:rsid="001c2830" officeooo:paragraph-rsid="001c2830"/>
    </style:style>
    <style:style style:name="T1" style:family="text">
      <style:text-properties officeooo:rsid="001d15fd"/>
    </style:style>
    <style:style style:name="T2" style:family="text">
      <style:text-properties officeooo:rsid="001e094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rchitektur</text:p>
      <text:p text:style-name="P1">W. Simon, 2023-05-10</text:p>
      <text:h text:style-name="Heading_20_1" text:outline-level="1">Einleitung</text:h>
      <text:p text:style-name="P1">Die Vario Software dient der optischen und aktustischen Anzeige der Ergebnisse der Lazrus Sensors für den Piloten. Dieses Papier beschreibt die grundlegende Architecture dieser Software. Die Software ist auf embedded Geräten lauffähig, die mindestens über ein Display, einige Tasten bzw. Drehschalter und einen Lautsprecher verfügen. Die Software ist portabel geschreiben, so dass sie auf verschiedenen Geräten genutzt werden kann. Die Ausgangshardware ist das AD57 von Air Avionics.</text:p>
      <text:p text:style-name="P1">Die Software soll einfach zu erweitern und zu pflegen sein. Außerdem soll sie robust und zuverlässig laufen. Die gewählte Software-Architektur <text:span text:style-name="T2">soll diese Zielsetzung unterstützen</text:span><text:span text:style-name="T1">.</text:span></text:p>
      <text:h text:style-name="Heading_20_1" text:outline-level="1">Anforderungen</text:h>
      <text:p text:style-name="P2">Die wichtigsten Anforderungen sind nachfolgend stichpunktartig festgehalten.</text:p>
      <text:list xml:id="list1052079756" text:style-name="L1">
        <text:list-item>
          <text:p text:style-name="P3">Funktional</text:p>
          <text:list>
            <text:list-item>
              <text:p text:style-name="P3">Anzeige ist leicht zu lesen</text:p>
            </text:list-item>
            <text:list-item>
              <text:p text:style-name="P3">Das Vario ist einfach zu bedienen</text:p>
            </text:list-item>
            <text:list-item>
              <text:p text:style-name="P3">Die akustische Anzeige ist angenehm und ähnelt gängigen Varios</text:p>
            </text:list-item>
            <text:list-item>
              <text:p text:style-name="P3">Überschaubarer und für jedermann nutzbarer Software Update-Prozess ist verfügbar</text:p>
            </text:list-item>
            <text:list-item>
              <text:p text:style-name="P3">Die Konfiguration ist verständlich und überschaubar</text:p>
            </text:list-item>
          </text:list>
        </text:list-item>
        <text:list-item>
          <text:p text:style-name="P3">Nicht funktional</text:p>
          <text:list>
            <text:list-item>
              <text:p text:style-name="P3">Die Software ist leicht auf weitere Prozessorarchitekturen, Hardware Varianten und verschiedene Displays portierbar</text:p>
            </text:list-item>
            <text:list-item>
              <text:p text:style-name="P3">Eine PC-Simulation erleichtert die Entwicklung und gibt interessierten eine Möglichkeit zum Einblick in die Funktionen</text:p>
            </text:list-item>
          </text:list>
        </text:list-item>
      </text:list>
      <text:h text:style-name="Heading_20_1" text:outline-level="1">Randbedingungen</text:h>
      <text:p text:style-name="P4">Nachfolgend sind einige Randbedingungen in Stichpunkten festgehalten</text:p>
      <text:list xml:id="list787567641" text:style-name="L2">
        <text:list-item>
          <text:p text:style-name="P5">Sämtliche Sensorwerte werden von der Sensor-Box Larus <text:s/>entgegen genommen</text:p>
        </text:list-item>
        <text:list-item>
          <text:p text:style-name="P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0T12:54:39.653623034</meta:creation-date>
    <dc:date>2023-05-10T13:38:24.984417020</dc:date>
    <meta:editing-duration>PT13M14S</meta:editing-duration>
    <meta:editing-cycles>2</meta:editing-cycles>
    <meta:generator>LibreOffice/7.3.7.2$Linux_X86_64 LibreOffice_project/30$Build-2</meta:generator>
    <meta:document-statistic meta:table-count="0" meta:image-count="0" meta:object-count="0" meta:page-count="1" meta:paragraph-count="20" meta:word-count="198" meta:character-count="1481" meta:non-whitespace-character-count="1312"/>
  </office:meta>
</office:document-meta>
</file>